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6dd0d9">
      <style:text-properties/>
    </style:style>
    <style:style style:family="paragraph" style:list-style-name="L1" style:name="a663e93" style:parent-style-name="ListParagraph">
      <style:paragraph-properties/>
      <style:text-properties fo:background-color="#92D050" fo:color="#FF0000"/>
    </style:style>
    <style:style style:family="paragraph" style:list-style-name="L1" style:name="a1101a4" style:parent-style-name="ListParagraph">
      <style:paragraph-properties/>
      <style:text-properties fo:background-color="#92D050" fo:color="#FF0000"/>
    </style:style>
    <style:style style:family="paragraph" style:list-style-name="L1" style:name="ab2d566" style:parent-style-name="ListParagraph">
      <style:paragraph-properties/>
      <style:text-properties fo:background-color="#92D050" fo:color="#FF0000"/>
    </style:style>
    <style:style style:family="paragraph" style:list-style-name="L1" style:name="a3ff5b3" style:parent-style-name="ListParagraph">
      <style:paragraph-properties/>
      <style:text-properties fo:background-color="#92D050" fo:color="#FF0000"/>
    </style:style>
    <style:style style:family="paragraph" style:list-style-name="L1" style:name="a237ffe" style:parent-style-name="ListParagraph">
      <style:paragraph-properties/>
      <style:text-properties fo:background-color="#92D050" fo:color="#FF0000"/>
    </style:style>
    <style:style style:family="paragraph" style:list-style-name="L1" style:name="ae81190" style:parent-style-name="ListParagraph">
      <style:paragraph-properties/>
      <style:text-properties fo:background-color="#92D050" fo:color="#FF0000"/>
    </style:style>
    <style:style style:family="paragraph" style:list-style-name="L1" style:name="a154c0c" style:parent-style-name="ListParagraph">
      <style:paragraph-properties/>
      <style:text-properties fo:background-color="#92D050" fo:color="#FF0000"/>
    </style:style>
    <style:style style:family="paragraph" style:list-style-name="L1" style:name="aba2ff7" style:parent-style-name="ListParagraph">
      <style:paragraph-properties/>
      <style:text-properties fo:background-color="#92D050" fo:color="#FF0000"/>
    </style:style>
    <style:style style:family="paragraph" style:list-style-name="L1" style:name="ae5f508" style:parent-style-name="ListParagraph">
      <style:paragraph-properties/>
      <style:text-properties fo:background-color="#92D050" fo:color="#FF0000"/>
    </style:style>
    <style:style style:family="paragraph" style:list-style-name="L1" style:name="a10cc17" style:parent-style-name="ListParagraph">
      <style:paragraph-properties/>
      <style:text-properties fo:background-color="#92D050" fo:color="#FF0000"/>
    </style:style>
    <style:style style:family="paragraph" style:list-style-name="L1" style:name="abf1173" style:parent-style-name="ListParagraph">
      <style:paragraph-properties/>
      <style:text-properties fo:background-color="#92D050" fo:color="#FF0000"/>
    </style:style>
    <style:style style:family="paragraph" style:list-style-name="L1" style:name="af3758d" style:parent-style-name="ListParagraph">
      <style:paragraph-properties/>
      <style:text-properties fo:background-color="#92D050" fo:color="#FF0000"/>
    </style:style>
    <style:style style:family="paragraph" style:list-style-name="L1" style:name="a05ca76" style:parent-style-name="ListParagraph">
      <style:paragraph-properties/>
      <style:text-properties fo:background-color="#92D050" fo:color="#FF0000"/>
    </style:style>
    <style:style style:family="paragraph" style:list-style-name="L1" style:name="a91c864" style:parent-style-name="ListParagraph">
      <style:paragraph-properties/>
      <style:text-properties fo:background-color="#92D050" fo:color="#FF0000"/>
    </style:style>
    <style:style style:family="paragraph" style:list-style-name="L1" style:name="adac94a" style:parent-style-name="ListParagraph">
      <style:paragraph-properties/>
      <style:text-properties fo:background-color="#92D050" fo:color="#FF0000"/>
    </style:style>
    <style:style style:family="text" style:name="ad328f9">
      <style:text-properties fo:background-color="#92D050" fo:color="#FF0000"/>
    </style:style>
    <style:style style:family="text" style:name="a0b203e">
      <style:text-properties fo:background-color="#92D050" fo:color="#FF0000"/>
    </style:style>
    <style:style style:family="paragraph" style:list-style-name="L1" style:name="ab0aa1c" style:parent-style-name="ListParagraph">
      <style:paragraph-properties/>
    </style:style>
    <style:style style:family="text" style:name="a3061ce">
      <style:text-properties fo:background-color="#92D050" fo:color="#FF0000"/>
    </style:style>
    <style:style style:family="text" style:name="a17a773">
      <style:text-properties fo:background-color="#92D050" fo:color="#FF0000"/>
    </style:style>
    <style:style style:family="paragraph" style:list-style-name="L1" style:name="a2ae40a" style:parent-style-name="ListParagraph">
      <style:paragraph-properties/>
    </style:style>
    <style:style style:family="text" style:name="ae2bd05">
      <style:text-properties fo:background-color="#92D050" fo:color="#FF0000"/>
    </style:style>
    <style:style style:family="text" style:name="ac05c9a">
      <style:text-properties fo:background-color="#92D050" fo:color="#FF0000"/>
    </style:style>
    <style:style style:family="paragraph" style:list-style-name="L1" style:name="af52c50" style:parent-style-name="ListParagraph">
      <style:paragraph-properties/>
    </style:style>
    <style:style style:family="text" style:name="a70bfc5">
      <style:text-properties fo:background-color="#92D050" fo:color="#FF0000"/>
    </style:style>
    <style:style style:family="text" style:name="a0b792b">
      <style:text-properties fo:background-color="#92D050" fo:color="#FF0000"/>
    </style:style>
    <style:style style:family="paragraph" style:list-style-name="L1" style:name="aece39f" style:parent-style-name="ListParagraph">
      <style:paragraph-properties/>
    </style:style>
    <style:style style:family="text" style:name="a780037">
      <style:text-properties fo:background-color="#92D050" fo:color="#FF0000"/>
    </style:style>
    <style:style style:family="text" style:name="a41c6d6">
      <style:text-properties fo:background-color="#92D050" fo:color="#FF0000"/>
    </style:style>
    <style:style style:family="paragraph" style:list-style-name="L1" style:name="af68d3a" style:parent-style-name="ListParagraph">
      <style:paragraph-properties/>
    </style:style>
    <style:style style:family="text" style:name="a4fdd60">
      <style:text-properties fo:background-color="#92D050" fo:color="#FF0000"/>
    </style:style>
    <style:style style:family="text" style:name="a2e203d">
      <style:text-properties fo:background-color="#92D050" fo:color="#FF0000"/>
    </style:style>
    <style:style style:family="paragraph" style:list-style-name="L1" style:name="a048cf3" style:parent-style-name="ListParagraph">
      <style:paragraph-properties/>
    </style:style>
    <style:style style:family="text" style:name="a91b0b4">
      <style:text-properties fo:background-color="#92D050" fo:color="#FF0000"/>
    </style:style>
    <style:style style:family="text" style:name="a5c42f2">
      <style:text-properties fo:background-color="#92D050" fo:color="#FF0000"/>
    </style:style>
    <style:style style:family="paragraph" style:list-style-name="L1" style:name="a2a61e9" style:parent-style-name="ListParagraph">
      <style:paragraph-properties/>
    </style:style>
    <style:style style:family="text" style:name="aba4f90">
      <style:text-properties fo:background-color="#92D050" fo:color="#FF0000"/>
    </style:style>
    <style:style style:family="text" style:name="a3558c9">
      <style:text-properties fo:background-color="#92D050" fo:color="#FF0000"/>
    </style:style>
    <style:style style:family="paragraph" style:list-style-name="L1" style:name="afed427" style:parent-style-name="ListParagraph">
      <style:paragraph-properties/>
    </style:style>
    <style:style style:family="text" style:name="a8bf26d">
      <style:text-properties fo:background-color="#92D050" fo:color="#FF0000"/>
    </style:style>
    <style:style style:family="text" style:name="ac9de7a">
      <style:text-properties fo:background-color="#92D050" fo:color="#FF0000"/>
    </style:style>
    <style:style style:family="paragraph" style:list-style-name="L1" style:name="a4ecb04" style:parent-style-name="ListParagraph">
      <style:paragraph-properties/>
    </style:style>
    <style:style style:family="text" style:name="a22d7f2">
      <style:text-properties fo:background-color="#92D050" fo:color="#FF0000"/>
    </style:style>
    <style:style style:family="text" style:name="a21cd92">
      <style:text-properties fo:background-color="#92D050" fo:color="#FF0000"/>
    </style:style>
    <style:style style:family="paragraph" style:list-style-name="L1" style:name="a39c256" style:parent-style-name="ListParagraph">
      <style:paragraph-properties/>
    </style:style>
    <style:style style:family="text" style:name="ad239cf">
      <style:text-properties fo:background-color="#92D050" fo:color="#FF0000"/>
    </style:style>
    <style:style style:family="text" style:name="a0d2fb5">
      <style:text-properties fo:background-color="#92D050" fo:color="#FF0000"/>
    </style:style>
    <style:style style:family="paragraph" style:list-style-name="L1" style:name="a40147a" style:parent-style-name="ListParagraph">
      <style:paragraph-properties/>
    </style:style>
    <style:style style:family="text" style:name="ada696f">
      <style:text-properties fo:background-color="#92D050" fo:color="#FF0000"/>
    </style:style>
    <style:style style:family="text" style:name="aa8812c">
      <style:text-properties fo:background-color="#92D050" fo:color="#FF0000"/>
    </style:style>
    <style:style style:family="paragraph" style:list-style-name="L1" style:name="a928f2e" style:parent-style-name="ListParagraph">
      <style:paragraph-properties/>
    </style:style>
    <style:style style:family="text" style:name="adc2a70">
      <style:text-properties fo:background-color="#92D050" fo:color="#FF0000"/>
    </style:style>
    <style:style style:family="text" style:name="a1988cf">
      <style:text-properties fo:background-color="#92D050" fo:color="#FF0000"/>
    </style:style>
    <style:style style:family="paragraph" style:list-style-name="L1" style:name="a120931" style:parent-style-name="ListParagraph">
      <style:paragraph-properties/>
    </style:style>
    <style:style style:family="text" style:name="a98a0f7">
      <style:text-properties fo:background-color="#92D050" fo:color="#FF0000"/>
    </style:style>
    <style:style style:family="text" style:name="a728b2c">
      <style:text-properties fo:background-color="#92D050" fo:color="#FF0000"/>
    </style:style>
    <style:style style:family="paragraph" style:list-style-name="L1" style:name="ae4eeb6" style:parent-style-name="ListParagraph">
      <style:paragraph-properties/>
    </style:style>
    <style:style style:family="paragraph" style:list-style-name="L1" style:name="a85e73e" style:parent-style-name="ListParagraph">
      <style:paragraph-properties/>
      <style:text-properties fo:background-color="#92D050" fo:color="#FF0000"/>
    </style:style>
    <style:style style:family="table-column" style:name="a1069c5">
      <style:table-column-properties style:rel-column-width="499*"/>
    </style:style>
    <style:style style:family="table" style:name="a2aff10" style:parent-style-name="TableGrid">
      <style:table-properties style:width="16.51cm" table:align="left"/>
    </style:style>
    <style:style style:family="text" style:name="a802dbf">
      <style:text-properties fo:background-color="#92D050" fo:color="#FF0000"/>
    </style:style>
    <style:style style:family="text" style:name="a6fb22c">
      <style:text-properties fo:background-color="#92D050" fo:color="#FF0000"/>
    </style:style>
    <style:style style:family="paragraph" style:name="a362957" style:parent-style-name="Normal"/>
    <style:style style:family="paragraph" style:name="ae692f1" style:parent-style-name="Normal">
      <style:text-properties fo:background-color="#92D050" fo:color="#FF0000"/>
    </style:style>
    <style:style style:family="paragraph" style:name="acb008f" style:parent-style-name="Normal">
      <style:text-properties fo:background-color="#92D050" fo:color="#FF0000"/>
    </style:style>
    <style:style style:family="text" style:name="a71460a">
      <style:text-properties fo:background-color="#92D050" fo:color="#FF0000"/>
    </style:style>
    <style:style style:family="text" style:name="ac67ceb">
      <style:text-properties fo:background-color="#92D050" fo:color="#FF0000"/>
    </style:style>
    <style:style style:family="paragraph" style:list-style-name="L1" style:name="a8caf0c" style:parent-style-name="ListParagraph">
      <style:paragraph-properties/>
    </style:style>
    <style:style style:family="text" style:name="aec24d4">
      <style:text-properties fo:background-color="#92D050" fo:color="#FF0000"/>
    </style:style>
    <style:style style:family="text" style:name="a29e190">
      <style:text-properties fo:background-color="#92D050" fo:color="#FF0000"/>
    </style:style>
    <style:style style:family="paragraph" style:list-style-name="L1" style:name="abaed07" style:parent-style-name="ListParagraph">
      <style:paragraph-properties/>
    </style:style>
    <style:style style:family="text" style:name="a705ec6">
      <style:text-properties fo:background-color="#92D050" fo:color="#FF0000"/>
    </style:style>
    <style:style style:family="text" style:name="a99d5bf">
      <style:text-properties fo:background-color="#92D050" fo:color="#FF0000"/>
    </style:style>
    <style:style style:family="paragraph" style:list-style-name="L1" style:name="aa4d777" style:parent-style-name="ListParagraph">
      <style:paragraph-properties/>
    </style:style>
    <style:style style:family="text" style:name="aa48b5e">
      <style:text-properties fo:background-color="#92D050" fo:color="#FF0000"/>
    </style:style>
    <style:style style:family="text" style:name="a52dda3">
      <style:text-properties fo:background-color="#92D050" fo:color="#FF0000"/>
    </style:style>
    <style:style style:family="paragraph" style:list-style-name="L1" style:name="a4aa36b" style:parent-style-name="ListParagraph">
      <style:paragraph-properties/>
    </style:style>
    <style:style style:family="text" style:name="a3a1af7">
      <style:text-properties fo:background-color="#92D050" fo:color="#FF0000"/>
    </style:style>
    <style:style style:family="text" style:name="a6c20d4">
      <style:text-properties fo:background-color="#92D050" fo:color="#FF0000"/>
    </style:style>
    <style:style style:family="paragraph" style:list-style-name="L1" style:name="af33d56" style:parent-style-name="ListParagraph">
      <style:paragraph-properties/>
    </style:style>
    <style:style style:family="text" style:name="abdbc6d">
      <style:text-properties fo:background-color="#92D050" fo:color="#FF0000"/>
    </style:style>
    <style:style style:family="text" style:name="ac9454c">
      <style:text-properties fo:background-color="#92D050" fo:color="#FF0000"/>
    </style:style>
    <style:style style:family="paragraph" style:list-style-name="L1" style:name="a855eac" style:parent-style-name="ListParagraph">
      <style:paragraph-properties/>
    </style:style>
    <style:style style:family="text" style:name="ae3742a">
      <style:text-properties fo:background-color="#92D050" fo:color="#FF0000"/>
    </style:style>
    <style:style style:family="text" style:name="a662732">
      <style:text-properties fo:background-color="#92D050" fo:color="#FF0000"/>
    </style:style>
    <style:style style:family="paragraph" style:list-style-name="L1" style:name="ad6dfc4" style:parent-style-name="ListParagraph">
      <style:paragraph-properties/>
    </style:style>
    <style:style style:family="text" style:name="a80ca6e">
      <style:text-properties fo:background-color="#92D050" fo:color="#FF0000"/>
    </style:style>
    <style:style style:family="text" style:name="a72e36a">
      <style:text-properties fo:background-color="#92D050" fo:color="#FF0000"/>
    </style:style>
    <style:style style:family="paragraph" style:list-style-name="L1" style:name="a6a4c1a" style:parent-style-name="ListParagraph">
      <style:paragraph-properties/>
    </style:style>
    <style:style style:family="text" style:name="ad8b6f5">
      <style:text-properties fo:background-color="#92D050" fo:color="#FF0000"/>
    </style:style>
    <style:style style:family="text" style:name="af5eafc">
      <style:text-properties fo:background-color="#92D050" fo:color="#FF0000"/>
    </style:style>
    <style:style style:family="paragraph" style:list-style-name="L1" style:name="aeffed0" style:parent-style-name="ListParagraph">
      <style:paragraph-properties/>
    </style:style>
    <style:style style:family="text" style:name="a662feb">
      <style:text-properties fo:background-color="#92D050" fo:color="#FF0000"/>
    </style:style>
    <style:style style:family="text" style:name="a41154c">
      <style:text-properties fo:background-color="#92D050" fo:color="#FF0000"/>
    </style:style>
    <style:style style:family="paragraph" style:list-style-name="L1" style:name="a554d90" style:parent-style-name="ListParagraph">
      <style:paragraph-properties/>
    </style:style>
    <style:style style:family="text" style:name="af38227">
      <style:text-properties fo:background-color="#92D050" fo:color="#FF0000"/>
    </style:style>
    <style:style style:family="text" style:name="a75e71b">
      <style:text-properties fo:background-color="#92D050" fo:color="#FF0000"/>
    </style:style>
    <style:style style:family="paragraph" style:list-style-name="L1" style:name="a3987ae" style:parent-style-name="ListParagraph">
      <style:paragraph-properties/>
    </style:style>
    <style:style style:family="text" style:name="a85d8c2">
      <style:text-properties fo:background-color="#92D050" fo:color="#FF0000"/>
    </style:style>
    <style:style style:family="text" style:name="a9c8461">
      <style:text-properties fo:background-color="#92D050" fo:color="#FF0000"/>
    </style:style>
    <style:style style:family="paragraph" style:list-style-name="L1" style:name="a45cfa8" style:parent-style-name="ListParagraph">
      <style:paragraph-properties/>
    </style:style>
    <style:style style:family="text" style:name="a7599f8">
      <style:text-properties fo:background-color="#92D050" fo:color="#FF0000"/>
    </style:style>
    <style:style style:family="text" style:name="a7002ee">
      <style:text-properties fo:background-color="#92D050" fo:color="#FF0000"/>
    </style:style>
    <style:style style:family="paragraph" style:list-style-name="L1" style:name="a2214e9" style:parent-style-name="ListParagraph">
      <style:paragraph-properties/>
    </style:style>
    <style:style style:family="text" style:name="af57f53">
      <style:text-properties fo:background-color="#92D050" fo:color="#FF0000"/>
    </style:style>
    <style:style style:family="text" style:name="afa13e4">
      <style:text-properties fo:background-color="#92D050" fo:color="#FF0000"/>
    </style:style>
    <style:style style:family="paragraph" style:list-style-name="L1" style:name="a96b3e8" style:parent-style-name="ListParagraph">
      <style:paragraph-properties/>
    </style:style>
    <style:style style:family="text" style:name="a4b8f39">
      <style:text-properties fo:background-color="#92D050" fo:color="#FF0000"/>
    </style:style>
    <style:style style:family="text" style:name="a6739fc">
      <style:text-properties fo:background-color="#92D050" fo:color="#FF0000"/>
    </style:style>
    <style:style style:family="paragraph" style:list-style-name="L1" style:name="ad7828f" style:parent-style-name="ListParagraph">
      <style:paragraph-properties/>
    </style:style>
    <style:style style:family="paragraph" style:list-style-name="L1" style:name="a971fde" style:parent-style-name="ListParagraph">
      <style:paragraph-properties/>
    </style:style>
    <style:style style:family="paragraph" style:list-style-name="L1" style:name="a185daf" style:parent-style-name="ListParagraph">
      <style:paragraph-properties/>
    </style:style>
    <style:style style:family="text" style:name="a240295">
      <style:text-properties fo:background-color="#92D050" fo:color="#FF0000"/>
    </style:style>
    <style:style style:family="paragraph" style:list-style-name="L1" style:name="afa4ef5" style:parent-style-name="ListParagraph">
      <style:paragraph-properties/>
      <style:text-properties/>
    </style:style>
    <style:style style:family="text" style:name="a1b21d6">
      <style:text-properties fo:background-color="#92D050" fo:color="#FF0000"/>
    </style:style>
    <style:style style:family="paragraph" style:list-style-name="L1" style:name="a3a3a85" style:parent-style-name="ListParagraph">
      <style:paragraph-properties/>
      <style:text-properties/>
    </style:style>
    <style:style style:family="text" style:name="a52f7a3">
      <style:text-properties fo:background-color="#92D050" fo:color="#FF0000"/>
    </style:style>
    <style:style style:family="paragraph" style:list-style-name="L1" style:name="a381667" style:parent-style-name="ListParagraph">
      <style:paragraph-properties/>
      <style:text-properties/>
    </style:style>
    <style:style style:family="text" style:name="a97e18c">
      <style:text-properties fo:background-color="#92D050" fo:color="#FF0000"/>
    </style:style>
    <style:style style:family="paragraph" style:list-style-name="L1" style:name="a2332c5" style:parent-style-name="ListParagraph">
      <style:paragraph-properties/>
      <style:text-properties/>
    </style:style>
    <style:style style:family="table-column" style:name="a02405e">
      <style:table-column-properties style:rel-column-width="998*"/>
    </style:style>
    <style:style style:family="table" style:name="acd7abf" style:parent-style-name="TableGrid">
      <style:table-properties style:width="16.51cm" table:align="left"/>
    </style:style>
    <style:style style:family="text" style:name="ada0b71">
      <style:text-properties fo:background-color="#92D050" fo:color="#FF0000"/>
    </style:style>
    <style:style style:family="text" style:name="a3726c9">
      <style:text-properties fo:background-color="#92D050" fo:color="#FF0000"/>
    </style:style>
    <style:style style:family="paragraph" style:name="a1c3c18" style:parent-style-name="Normal"/>
    <style:style style:family="paragraph" style:name="a404503" style:parent-style-name="Normal">
      <style:text-properties fo:background-color="#92D050" fo:color="#FF0000"/>
    </style:style>
    <style:style style:family="paragraph" style:name="a579b99" style:parent-style-name="Normal">
      <style:text-properties fo:background-color="#92D050" fo:color="#FF0000"/>
    </style:style>
    <style:style style:family="paragraph" style:list-style-name="L1" style:name="aecf809" style:parent-style-name="ListParagraph">
      <style:paragraph-properties/>
      <style:text-properties fo:background-color="#92D050" fo:color="#FF0000"/>
    </style:style>
    <style:style style:family="text" style:name="a109b7d">
      <style:text-properties fo:background-color="#92D050" fo:color="#FF0000"/>
    </style:style>
    <style:style style:family="text" style:name="a832bb9">
      <style:text-properties fo:background-color="#92D050" fo:color="#FF0000"/>
    </style:style>
    <style:style style:family="paragraph" style:name="a83f58a" style:parent-style-name="Normal"/>
    <style:style style:family="text" style:name="ae894f6">
      <style:text-properties fo:background-color="#92D050" fo:color="#FF0000"/>
    </style:style>
    <style:style style:family="text" style:name="ab9c06e">
      <style:text-properties fo:background-color="#92D050" fo:color="#FF0000"/>
    </style:style>
    <style:style style:family="paragraph" style:name="ad44cf3" style:parent-style-name="Normal"/>
    <style:style style:family="paragraph" style:name="ab67ff6" style:parent-style-name="Normal">
      <style:text-properties fo:background-color="#92D050" fo:color="#FF0000"/>
    </style:style>
    <style:style style:family="paragraph" style:list-style-name="L1" style:name="aa63c55" style:parent-style-name="ListParagraph">
      <style:paragraph-properties/>
      <style:text-properties fo:background-color="#92D050" fo:color="#FF0000"/>
    </style:style>
    <style:style style:family="paragraph" style:list-style-name="L1" style:name="a8d7674" style:parent-style-name="ListParagraph">
      <style:paragraph-properties/>
      <style:text-properties fo:background-color="#92D050" fo:color="#FF0000"/>
    </style:style>
    <style:style style:family="paragraph" style:list-style-name="L1" style:name="a284cec" style:parent-style-name="ListParagraph">
      <style:paragraph-properties/>
      <style:text-properties fo:background-color="#92D050" fo:color="#FF0000"/>
    </style:style>
    <style:style style:family="paragraph" style:list-style-name="L1" style:name="ab21e4b" style:parent-style-name="ListParagraph">
      <style:paragraph-properties/>
      <style:text-properties fo:background-color="#92D050" fo:color="#FF0000"/>
    </style:style>
    <style:style style:family="paragraph" style:list-style-name="L1" style:name="a942311" style:parent-style-name="ListParagraph">
      <style:paragraph-properties/>
      <style:text-properties fo:background-color="#92D050" fo:color="#FF0000"/>
    </style:style>
    <style:style style:family="paragraph" style:list-style-name="L1" style:name="a4355fb" style:parent-style-name="ListParagraph">
      <style:paragraph-properties/>
      <style:text-properties fo:background-color="#92D050" fo:color="#FF0000"/>
    </style:style>
    <style:style style:family="paragraph" style:list-style-name="L1" style:name="ac84cb4" style:parent-style-name="ListParagraph">
      <style:paragraph-properties/>
      <style:text-properties fo:background-color="#92D050" fo:color="#FF0000"/>
    </style:style>
    <style:style style:family="paragraph" style:list-style-name="L1" style:name="ac56375" style:parent-style-name="ListParagraph">
      <style:paragraph-properties/>
      <style:text-properties fo:background-color="#92D050" fo:color="#FF0000"/>
    </style:style>
    <style:style style:family="paragraph" style:list-style-name="L1" style:name="a2d6273" style:parent-style-name="ListParagraph">
      <style:paragraph-properties/>
      <style:text-properties fo:background-color="#92D050" fo:color="#FF0000"/>
    </style:style>
    <style:style style:family="paragraph" style:list-style-name="L1" style:name="a874342" style:parent-style-name="ListParagraph">
      <style:paragraph-properties/>
      <style:text-properties fo:background-color="#92D050" fo:color="#FF0000"/>
    </style:style>
    <style:style style:family="paragraph" style:list-style-name="L1" style:name="a81fc88" style:parent-style-name="ListParagraph">
      <style:paragraph-properties/>
      <style:text-properties fo:background-color="#92D050" fo:color="#FF0000"/>
    </style:style>
    <style:style style:family="paragraph" style:list-style-name="L1" style:name="a23254c" style:parent-style-name="ListParagraph">
      <style:paragraph-properties/>
      <style:text-properties fo:background-color="#92D050" fo:color="#FF0000"/>
    </style:style>
    <style:style style:family="paragraph" style:list-style-name="L1" style:name="a1318a0" style:parent-style-name="ListParagraph">
      <style:paragraph-properties/>
      <style:text-properties fo:background-color="#92D050" fo:color="#FF0000"/>
    </style:style>
    <style:style style:family="paragraph" style:list-style-name="L1" style:name="ad6f294" style:parent-style-name="ListParagraph">
      <style:paragraph-properties/>
      <style:text-properties fo:background-color="#92D050" fo:color="#FF0000"/>
    </style:style>
    <style:style style:family="paragraph" style:name="aac14d6" style:parent-style-name="Normal">
      <style:text-properties fo:background-color="#92D050" fo:color="#FF0000"/>
    </style:style>
    <style:style style:family="text" style:name="a30f777">
      <style:text-properties fo:background-color="#92D050" fo:color="#FF0000"/>
    </style:style>
    <style:style style:family="text" style:name="a46057d">
      <style:text-properties fo:background-color="#92D050" fo:color="#FF0000"/>
    </style:style>
    <style:style style:family="paragraph" style:list-style-name="L1" style:name="a969a42" style:parent-style-name="ListParagraph">
      <style:paragraph-properties/>
    </style:style>
    <style:style style:family="text" style:name="a09bb42">
      <style:text-properties fo:background-color="#92D050" fo:color="#FF0000"/>
    </style:style>
    <style:style style:family="text" style:name="a76b762">
      <style:text-properties fo:background-color="#92D050" fo:color="#FF0000"/>
    </style:style>
    <style:style style:family="paragraph" style:list-style-name="L1" style:name="a1f2c81" style:parent-style-name="ListParagraph">
      <style:paragraph-properties/>
    </style:style>
    <style:style style:family="text" style:name="af79f2c">
      <style:text-properties fo:background-color="#92D050" fo:color="#FF0000"/>
    </style:style>
    <style:style style:family="text" style:name="af3bf64">
      <style:text-properties fo:background-color="#92D050" fo:color="#FF0000"/>
    </style:style>
    <style:style style:family="paragraph" style:list-style-name="L1" style:name="a4015f4" style:parent-style-name="ListParagraph">
      <style:paragraph-properties/>
    </style:style>
    <style:style style:family="text" style:name="ad8259a">
      <style:text-properties fo:background-color="#92D050" fo:color="#FF0000"/>
    </style:style>
    <style:style style:family="text" style:name="a814d8e">
      <style:text-properties fo:background-color="#92D050" fo:color="#FF0000"/>
    </style:style>
    <style:style style:family="paragraph" style:list-style-name="L1" style:name="ae8122a" style:parent-style-name="ListParagraph">
      <style:paragraph-properties/>
    </style:style>
    <style:style style:family="text" style:name="a1dca3b">
      <style:text-properties fo:background-color="#92D050" fo:color="#FF0000"/>
    </style:style>
    <style:style style:family="text" style:name="a7c4956">
      <style:text-properties fo:background-color="#92D050" fo:color="#FF0000"/>
    </style:style>
    <style:style style:family="paragraph" style:list-style-name="L1" style:name="a38011e" style:parent-style-name="ListParagraph">
      <style:paragraph-properties/>
    </style:style>
    <style:style style:family="text" style:name="a9d73ff">
      <style:text-properties fo:background-color="#92D050" fo:color="#FF0000"/>
    </style:style>
    <style:style style:family="text" style:name="af83771">
      <style:text-properties fo:background-color="#92D050" fo:color="#FF0000"/>
    </style:style>
    <style:style style:family="paragraph" style:list-style-name="L1" style:name="a6afd4b" style:parent-style-name="ListParagraph">
      <style:paragraph-properties/>
    </style:style>
    <style:style style:family="text" style:name="aa0bcd3">
      <style:text-properties fo:background-color="#92D050" fo:color="#FF0000"/>
    </style:style>
    <style:style style:family="text" style:name="afd6cf5">
      <style:text-properties fo:background-color="#92D050" fo:color="#FF0000"/>
    </style:style>
    <style:style style:family="paragraph" style:list-style-name="L1" style:name="a2c8a98" style:parent-style-name="ListParagraph">
      <style:paragraph-properties/>
    </style:style>
    <style:style style:family="text" style:name="ad1652b">
      <style:text-properties fo:background-color="#92D050" fo:color="#FF0000"/>
    </style:style>
    <style:style style:family="text" style:name="a1275c9">
      <style:text-properties fo:background-color="#92D050" fo:color="#FF0000"/>
    </style:style>
    <style:style style:family="paragraph" style:list-style-name="L1" style:name="af7d408" style:parent-style-name="ListParagraph">
      <style:paragraph-properties/>
    </style:style>
    <style:style style:family="text" style:name="a758963">
      <style:text-properties fo:background-color="#92D050" fo:color="#FF0000"/>
    </style:style>
    <style:style style:family="text" style:name="a1cd462">
      <style:text-properties fo:background-color="#92D050" fo:color="#FF0000"/>
    </style:style>
    <style:style style:family="paragraph" style:list-style-name="L1" style:name="a4a2e43" style:parent-style-name="ListParagraph">
      <style:paragraph-properties/>
    </style:style>
    <style:style style:family="text" style:name="a2f6eeb">
      <style:text-properties fo:background-color="#92D050" fo:color="#FF0000"/>
    </style:style>
    <style:style style:family="text" style:name="a9e80df">
      <style:text-properties fo:background-color="#92D050" fo:color="#FF0000"/>
    </style:style>
    <style:style style:family="paragraph" style:list-style-name="L1" style:name="afa54e7" style:parent-style-name="ListParagraph">
      <style:paragraph-properties/>
    </style:style>
    <style:style style:family="text" style:name="a06ff44">
      <style:text-properties fo:background-color="#92D050" fo:color="#FF0000"/>
    </style:style>
    <style:style style:family="text" style:name="a66cd62">
      <style:text-properties fo:background-color="#92D050" fo:color="#FF0000"/>
    </style:style>
    <style:style style:family="paragraph" style:list-style-name="L1" style:name="ae518b5" style:parent-style-name="ListParagraph">
      <style:paragraph-properties/>
    </style:style>
    <style:style style:family="text" style:name="aee46ce">
      <style:text-properties fo:background-color="#92D050" fo:color="#FF0000"/>
    </style:style>
    <style:style style:family="text" style:name="af695c3">
      <style:text-properties fo:background-color="#92D050" fo:color="#FF0000"/>
    </style:style>
    <style:style style:family="paragraph" style:list-style-name="L1" style:name="a57747d" style:parent-style-name="ListParagraph">
      <style:paragraph-properties/>
    </style:style>
    <style:style style:family="text" style:name="a358d68">
      <style:text-properties fo:background-color="#92D050" fo:color="#FF0000"/>
    </style:style>
    <style:style style:family="text" style:name="a18e097">
      <style:text-properties fo:background-color="#92D050" fo:color="#FF0000"/>
    </style:style>
    <style:style style:family="paragraph" style:list-style-name="L1" style:name="a2d3eec" style:parent-style-name="ListParagraph">
      <style:paragraph-properties/>
    </style:style>
    <style:style style:family="text" style:name="a7eded8">
      <style:text-properties fo:background-color="#92D050" fo:color="#FF0000"/>
    </style:style>
    <style:style style:family="text" style:name="a8a5775">
      <style:text-properties fo:background-color="#92D050" fo:color="#FF0000"/>
    </style:style>
    <style:style style:family="paragraph" style:list-style-name="L1" style:name="a82ef1c" style:parent-style-name="ListParagraph">
      <style:paragraph-properties/>
    </style:style>
    <style:style style:family="text" style:name="ab4190e">
      <style:text-properties fo:background-color="#92D050" fo:color="#FF0000"/>
    </style:style>
    <style:style style:family="text" style:name="afb3ca8">
      <style:text-properties fo:background-color="#92D050" fo:color="#FF0000"/>
    </style:style>
    <style:style style:family="paragraph" style:list-style-name="L1" style:name="a1829fe" style:parent-style-name="ListParagraph">
      <style:paragraph-properties/>
    </style:style>
    <style:style style:family="table-cell" style:name="a6c1133">
      <style:table-cell-properties fo:background-color=""/>
    </style:style>
    <style:style style:family="table-column" style:name="a4dd62f">
      <style:table-column-properties style:rel-column-width="499*"/>
    </style:style>
    <style:style style:family="table" style:name="a40c414" style:parent-style-name="TableGrid">
      <style:table-properties style:width="16.51cm" table:align="left"/>
    </style:style>
    <style:style style:family="text" style:name="a180e88">
      <style:text-properties/>
    </style:style>
    <style:style style:family="paragraph" style:name="a757cef" style:parent-style-name="Normal">
      <style:paragraph-properties/>
      <style:text-properties fo:background-color="#92D050" fo:color="#FF0000"/>
    </style:style>
    <style:style style:family="text" style:name="a6a5cfb">
      <style:text-properties fo:background-color="#92D050" fo:color="#FF0000"/>
    </style:style>
    <style:style style:family="text" style:name="ae59b8a">
      <style:text-properties fo:background-color="#92D050" fo:color="#FF0000"/>
    </style:style>
    <style:style style:family="text" style:name="ab922db">
      <style:text-properties fo:background-color="#92D050" fo:color="#FF0000"/>
    </style:style>
    <style:style style:family="text" style:name="a290ec2">
      <style:text-properties fo:background-color="#92D050" fo:color="#FF0000"/>
    </style:style>
    <style:style style:family="text" style:name="a97ba62">
      <style:text-properties fo:background-color="#92D050" fo:color="#FF0000"/>
    </style:style>
    <style:style style:family="text" style:name="afb81f6">
      <style:text-properties fo:background-color="#92D050" fo:color="#FF0000"/>
    </style:style>
    <style:style style:family="text" style:name="a9786eb">
      <style:text-properties fo:background-color="#92D050" fo:color="#FF0000"/>
    </style:style>
    <style:style style:family="text" style:name="a57703b">
      <style:text-properties fo:background-color="#92D050" fo:color="#FF0000"/>
    </style:style>
    <style:style style:family="text" style:name="a736131">
      <style:text-properties fo:background-color="#92D050" fo:color="#FF0000"/>
    </style:style>
    <style:style style:family="text" style:name="aaea065">
      <style:text-properties fo:background-color="#92D050" fo:color="#FF0000"/>
    </style:style>
    <style:style style:family="text" style:name="a98a91b">
      <style:text-properties fo:background-color="#92D050" fo:color="#FF0000"/>
    </style:style>
    <style:style style:family="text" style:name="ab5a0e1">
      <style:text-properties fo:background-color="#92D050" fo:color="#FF0000"/>
    </style:style>
    <style:style style:family="text" style:name="a586b8e">
      <style:text-properties fo:background-color="#92D050" fo:color="#FF0000"/>
    </style:style>
    <style:style style:family="text" style:name="a45d781">
      <style:text-properties fo:background-color="#92D050" fo:color="#FF0000"/>
    </style:style>
    <style:style style:family="text" style:name="aed9c3c">
      <style:text-properties fo:background-color="#92D050" fo:color="#FF0000"/>
    </style:style>
    <style:style style:family="text" style:name="aebd562">
      <style:text-properties fo:background-color="#92D050" fo:color="#FF0000"/>
    </style:style>
    <style:style style:family="text" style:name="a14bcb7">
      <style:text-properties fo:background-color="#92D050" fo:color="#FF0000"/>
    </style:style>
    <text:list-style style:name="L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style:style style:family="text" style:name="a9931c6">
      <style:text-properties fo:background-color="#92D050" fo:color="#FF0000"/>
    </style:style>
    <style:style style:family="text" style:name="ab6c86e">
      <style:text-properties fo:background-color="#92D050" fo:color="#FF0000"/>
    </style:style>
    <style:style style:family="text" style:name="a995f84">
      <style:text-properties fo:background-color="#92D050" fo:color="#FF0000"/>
    </style:style>
    <style:style style:family="text" style:name="aed79bc">
      <style:text-properties fo:background-color="#92D050" fo:color="#FF0000"/>
    </style:style>
    <style:style style:family="text" style:name="a65c19f">
      <style:text-properties fo:background-color="#92D050" fo:color="#FF0000"/>
    </style:style>
    <style:style style:family="text" style:name="a6732a8">
      <style:text-properties fo:background-color="#92D050" fo:color="#FF0000"/>
    </style:style>
    <style:style style:family="text" style:name="a5bb433">
      <style:text-properties fo:background-color="#92D050" fo:color="#FF0000"/>
    </style:style>
    <style:style style:family="text" style:name="ac73e25">
      <style:text-properties fo:background-color="#92D050" fo:color="#FF0000"/>
    </style:style>
    <style:style style:family="text" style:name="a18f176">
      <style:text-properties fo:background-color="#92D050" fo:color="#FF0000"/>
    </style:style>
    <style:style style:family="text" style:name="a34ce81">
      <style:text-properties fo:background-color="#92D050" fo:color="#FF0000"/>
    </style:style>
    <style:style style:family="text" style:name="addf323">
      <style:text-properties fo:background-color="#92D050" fo:color="#FF0000"/>
    </style:style>
    <style:style style:family="text" style:name="a7c8ab5">
      <style:text-properties fo:background-color="#92D050" fo:color="#FF0000"/>
    </style:style>
    <style:style style:family="text" style:name="a35d9c8">
      <style:text-properties fo:background-color="#92D050" fo:color="#FF0000"/>
    </style:style>
    <style:style style:family="text" style:name="af00fb8">
      <style:text-properties fo:background-color="#92D050" fo:color="#FF0000"/>
    </style:style>
    <style:style style:family="text" style:name="aa6c814">
      <style:text-properties fo:background-color="#92D050" fo:color="#FF0000"/>
    </style:style>
    <style:style style:family="text" style:name="a6865ca">
      <style:text-properties fo:background-color="#92D050" fo:color="#FF0000"/>
    </style:style>
    <style:style style:family="text" style:name="a57fab5">
      <style:text-properties fo:background-color="#92D050" fo:color="#FF0000"/>
    </style:style>
    <style:style style:family="text" style:name="ad5e1d0">
      <style:text-properties fo:background-color="#92D050" fo:color="#FF0000"/>
    </style:style>
    <style:style style:family="text" style:name="aa7544d">
      <style:text-properties fo:background-color="#92D050" fo:color="#FF0000"/>
    </style:style>
    <style:style style:family="text" style:name="a98cde7">
      <style:text-properties fo:background-color="#92D050" fo:color="#FF0000"/>
    </style:style>
    <style:style style:family="text" style:name="adb1ec2">
      <style:text-properties fo:background-color="#92D050" fo:color="#FF0000"/>
    </style:style>
    <style:style style:family="text" style:name="a6f4cdc">
      <style:text-properties fo:background-color="#92D050" fo:color="#FF0000"/>
    </style:style>
    <style:style style:family="text" style:name="a0ecf41">
      <style:text-properties fo:background-color="#92D050" fo:color="#FF0000"/>
    </style:style>
    <style:style style:family="text" style:name="a428990">
      <style:text-properties fo:background-color="#92D050" fo:color="#FF0000"/>
    </style:style>
    <style:style style:family="text" style:name="a8241d9">
      <style:text-properties fo:background-color="#92D050" fo:color="#FF0000"/>
    </style:style>
    <style:style style:family="text" style:name="af38ab8">
      <style:text-properties fo:background-color="#92D050" fo:color="#FF0000"/>
    </style:style>
    <style:style style:family="text" style:name="a845bd8">
      <style:text-properties fo:background-color="#92D050" fo:color="#FF0000"/>
    </style:style>
    <style:style style:family="text" style:name="aaad2af">
      <style:text-properties fo:background-color="#92D050" fo:color="#FF0000"/>
    </style:style>
    <style:style style:family="text" style:name="a08d59c">
      <style:text-properties fo:background-color="#92D050" fo:color="#FF0000"/>
    </style:style>
    <style:style style:family="text" style:name="a8f9345">
      <style:text-properties fo:background-color="#92D050" fo:color="#FF0000"/>
    </style:style>
    <style:style style:family="text" style:name="a841859">
      <style:text-properties fo:background-color="#92D050" fo:color="#FF0000"/>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757cef"><text:span text:style-name="a180e88">text</text:span></text:p>
      <table:table table:style-name="a40c414">
        <table:table-column table:number-columns-repeated="2" table:style-name="a4dd62f"/>
        <table:table-row>
          <table:table-cell table:style-name="a6c1133">
            <text:list text:continue-numbering="true" text:style-name="L1">
              <text:list-item>
                <text:p text:style-name="a1829fe"><text:span text:style-name="a6a5cfb">sd</text:span><text:span text:style-name="ab4190e">gasjdajsdgajsdgjas</text:span></text:p>
              </text:list-item>
            </text:list>
            <text:list text:continue-numbering="true" text:style-name="L1">
              <text:list-item>
                <text:p text:style-name="a82ef1c"><text:span text:style-name="ae59b8a">as</text:span><text:span text:style-name="a7eded8">dasdasgdjsad</text:span></text:p>
              </text:list-item>
            </text:list>
            <text:list text:continue-numbering="true" text:style-name="L1">
              <text:list-item>
                <text:p text:style-name="a2d3eec"><text:span text:style-name="ab922db">as</text:span><text:span text:style-name="a358d68">dasgd</text:span></text:p>
              </text:list-item>
            </text:list>
            <text:list text:continue-numbering="true" text:style-name="L1">
              <text:list-item>
                <text:p text:style-name="a57747d"><text:span text:style-name="a290ec2">xk</text:span><text:span text:style-name="aee46ce">hvkx</text:span></text:p>
              </text:list-item>
            </text:list>
            <text:list text:continue-numbering="true" text:style-name="L1">
              <text:list-item>
                <text:list>
                  <text:list-item>
                    <text:p text:style-name="ae518b5"><text:span text:style-name="a97ba62">sy</text:span><text:span text:style-name="a06ff44">dkasdk</text:span></text:p>
                  </text:list-item>
                </text:list>
              </text:list-item>
            </text:list>
            <text:list text:continue-numbering="true" text:style-name="L1">
              <text:list-item>
                <text:list>
                  <text:list-item>
                    <text:list>
                      <text:list-item>
                        <text:p text:style-name="afa54e7"><text:span text:style-name="afb81f6">as</text:span><text:span text:style-name="a2f6eeb">fk</text:span></text:p>
                      </text:list-item>
                    </text:list>
                  </text:list-item>
                </text:list>
              </text:list-item>
            </text:list>
            <text:list text:continue-numbering="true" text:style-name="L1">
              <text:list-item>
                <text:list>
                  <text:list-item>
                    <text:list>
                      <text:list-item>
                        <text:list>
                          <text:list-item>
                            <text:p text:style-name="a4a2e43"><text:span text:style-name="a9786eb">sd</text:span><text:span text:style-name="a758963">kfsöd</text:span></text:p>
                          </text:list-item>
                        </text:list>
                      </text:list-item>
                    </text:list>
                  </text:list-item>
                </text:list>
              </text:list-item>
            </text:list>
            <text:list text:continue-numbering="true" text:style-name="L1">
              <text:list-item>
                <text:list>
                  <text:list-item>
                    <text:list>
                      <text:list-item>
                        <text:list>
                          <text:list-item>
                            <text:list>
                              <text:list-item>
                                <text:p text:style-name="af7d408"><text:span text:style-name="a57703b">sd</text:span><text:span text:style-name="ad1652b">f</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2c8a98"><text:span text:style-name="a736131">as</text:span><text:span text:style-name="aa0bcd3">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6afd4b"><text:span text:style-name="aaea065">as</text:span><text:span text:style-name="a9d73ff">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38011e"><text:span text:style-name="a98a91b">as</text:span><text:span text:style-name="a1dca3b">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e8122a"><text:span text:style-name="ab5a0e1">as</text:span><text:span text:style-name="ad8259a">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4015f4"><text:span text:style-name="a586b8e">a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1f2c81"><text:span text:style-name="a45d781">sa</text:span><text:span text:style-name="a09bb42">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969a42"><text:span text:style-name="aed9c3c">sa</text:span><text:span text:style-name="a30f777">dd</text:span></text:p>
                              </text:list-item>
                            </text:list>
                          </text:list-item>
                        </text:list>
                      </text:list-item>
                    </text:list>
                  </text:list-item>
                </text:list>
              </text:list-item>
            </text:list>
          </table:table-cell>
          <table:table-cell>
            <text:p text:style-name="aac14d6"/>
          </table:table-cell>
        </table:table-row>
        <table:table-row>
          <table:table-cell>
            <text:list text:continue-numbering="true" text:style-name="L1">
              <text:list-item>
                <text:p text:style-name="ad6f294"/>
              </text:list-item>
            </text:list>
          </table:table-cell>
          <table:table-cell>
            <text:list text:continue-numbering="true" text:style-name="L1">
              <text:list-item>
                <text:p text:style-name="a1318a0"/>
              </text:list-item>
            </text:list>
          </table:table-cell>
        </table:table-row>
        <table:table-row>
          <table:table-cell>
            <text:list text:continue-numbering="true" text:style-name="L1">
              <text:list-item>
                <text:p text:style-name="a23254c"/>
              </text:list-item>
            </text:list>
          </table:table-cell>
          <table:table-cell>
            <text:list text:continue-numbering="true" text:style-name="L1">
              <text:list-item>
                <text:p text:style-name="a81fc88"/>
              </text:list-item>
            </text:list>
          </table:table-cell>
        </table:table-row>
        <table:table-row>
          <table:table-cell>
            <text:list text:continue-numbering="true" text:style-name="L1">
              <text:list-item>
                <text:p text:style-name="a874342"/>
              </text:list-item>
            </text:list>
          </table:table-cell>
          <table:table-cell>
            <text:list text:continue-numbering="true" text:style-name="L1">
              <text:list-item>
                <text:p text:style-name="a2d6273"/>
              </text:list-item>
            </text:list>
          </table:table-cell>
        </table:table-row>
        <table:table-row>
          <table:table-cell>
            <text:list text:continue-numbering="true" text:style-name="L1">
              <text:list-item>
                <text:p text:style-name="ac56375"/>
              </text:list-item>
            </text:list>
          </table:table-cell>
          <table:table-cell>
            <text:list text:continue-numbering="true" text:style-name="L1">
              <text:list-item>
                <text:p text:style-name="ac84cb4"/>
              </text:list-item>
            </text:list>
          </table:table-cell>
        </table:table-row>
        <table:table-row>
          <table:table-cell>
            <text:list text:continue-numbering="true" text:style-name="L1">
              <text:list-item>
                <text:p text:style-name="a4355fb"/>
              </text:list-item>
            </text:list>
          </table:table-cell>
          <table:table-cell>
            <text:list text:continue-numbering="true" text:style-name="L1">
              <text:list-item>
                <text:p text:style-name="a942311"/>
              </text:list-item>
            </text:list>
          </table:table-cell>
        </table:table-row>
        <table:table-row>
          <table:table-cell>
            <text:list text:continue-numbering="true" text:style-name="L1">
              <text:list-item>
                <text:p text:style-name="ab21e4b"/>
              </text:list-item>
            </text:list>
          </table:table-cell>
          <table:table-cell>
            <text:list text:continue-numbering="true" text:style-name="L1">
              <text:list-item>
                <text:p text:style-name="a284cec"/>
              </text:list-item>
            </text:list>
          </table:table-cell>
        </table:table-row>
        <table:table-row>
          <table:table-cell>
            <text:list text:continue-numbering="true" text:style-name="L1">
              <text:list-item>
                <text:p text:style-name="a8d7674"/>
              </text:list-item>
            </text:list>
          </table:table-cell>
          <table:table-cell>
            <text:list text:continue-numbering="true" text:style-name="L1">
              <text:list-item>
                <text:p text:style-name="aa63c55"/>
              </text:list-item>
            </text:list>
          </table:table-cell>
        </table:table-row>
      </table:table>
      <text:p text:style-name="ab67ff6">asdasdtext</text:p>
      <text:p text:style-name="ad44cf3"><text:span text:style-name="aebd562">as</text:span><text:span text:style-name="ae894f6">dadasd</text:span></text:p>
      <text:p text:style-name="a83f58a"><text:span text:style-name="a14bcb7">as</text:span><text:span text:style-name="a109b7d">d</text:span></text:p>
      <text:list text:continue-numbering="true" text:style-name="L1">
        <text:list-item>
          <text:p text:style-name="aecf809"/>
        </text:list-item>
      </text:list>
      <text:p text:style-name="a579b99"/>
      <text:p text:style-name="a404503"/>
      <text:p text:style-name="a1c3c18"><text:span text:style-name="a9931c6">wq</text:span><text:span text:style-name="ada0b71">e</text:span></text:p>
      <table:table table:style-name="acd7abf">
        <table:table-column table:number-columns-repeated="2" table:style-name="a02405e"/>
        <table:table-row>
          <table:table-cell>
            <text:list text:continue-numbering="true" text:style-name="L1">
              <text:list-item>
                <text:p text:style-name="a2332c5"><text:span text:style-name="a97e18c">sdgasjdajsdgajsdgjas</text:span></text:p>
              </text:list-item>
            </text:list>
            <text:list text:continue-numbering="true" text:style-name="L1">
              <text:list-item>
                <text:p text:style-name="a381667"><text:span text:style-name="a52f7a3">asdasdasgdjsad</text:span></text:p>
              </text:list-item>
            </text:list>
            <text:list text:continue-numbering="true" text:style-name="L1">
              <text:list-item>
                <text:p text:style-name="a3a3a85"><text:span text:style-name="a1b21d6">asdasd</text:span></text:p>
              </text:list-item>
            </text:list>
            <text:list text:continue-numbering="true" text:style-name="L1">
              <text:list-item>
                <text:p text:style-name="afa4ef5"><text:span text:style-name="a240295">asdasgd</text:span></text:p>
              </text:list-item>
            </text:list>
            <text:list text:continue-numbering="true" text:style-name="L1">
              <text:list-item>
                <text:p text:style-name="a185daf">asdadasd</text:p>
              </text:list-item>
            </text:list>
            <text:list text:continue-numbering="true" text:style-name="L1">
              <text:list-item>
                <text:p text:style-name="a971fde">asd</text:p>
              </text:list-item>
            </text:list>
          </table:table-cell>
          <table:table-cell>
            <text:p/>
          </table:table-cell>
        </table:table-row>
        <table:table-row>
          <table:table-cell>
            <text:p/>
          </table:table-cell>
          <table:table-cell>
            <text:p/>
          </table:table-cell>
        </table:table-row>
      </table:table>
      <text:p>qweqwe</text:p>
      <text:list text:continue-numbering="true" text:style-name="L1">
        <text:list-item>
          <text:p text:style-name="ad7828f"><text:span text:style-name="ab6c86e">sd</text:span><text:span text:style-name="a4b8f39">gasjdajsdgajsdgjas</text:span></text:p>
        </text:list-item>
      </text:list>
      <text:list text:continue-numbering="true" text:style-name="L1">
        <text:list-item>
          <text:p text:style-name="a96b3e8"><text:span text:style-name="a995f84">as</text:span><text:span text:style-name="af57f53">dasdasgdjsad</text:span></text:p>
        </text:list-item>
      </text:list>
      <text:list text:continue-numbering="true" text:style-name="L1">
        <text:list-item>
          <text:p text:style-name="a2214e9"><text:span text:style-name="aed79bc">as</text:span><text:span text:style-name="a7599f8">dasgd</text:span></text:p>
        </text:list-item>
      </text:list>
      <text:list text:continue-numbering="true" text:style-name="L1">
        <text:list-item>
          <text:p text:style-name="a45cfa8"><text:span text:style-name="a65c19f">xk</text:span><text:span text:style-name="a85d8c2">hvkx</text:span></text:p>
        </text:list-item>
      </text:list>
      <text:list text:continue-numbering="true" text:style-name="L1">
        <text:list-item>
          <text:list>
            <text:list-item>
              <text:p text:style-name="a3987ae"><text:span text:style-name="a6732a8">sy</text:span><text:span text:style-name="af38227">dkasdk</text:span></text:p>
            </text:list-item>
          </text:list>
        </text:list-item>
      </text:list>
      <text:list text:continue-numbering="true" text:style-name="L1">
        <text:list-item>
          <text:list>
            <text:list-item>
              <text:list>
                <text:list-item>
                  <text:p text:style-name="a554d90"><text:span text:style-name="a5bb433">as</text:span><text:span text:style-name="a662feb">fk</text:span></text:p>
                </text:list-item>
              </text:list>
            </text:list-item>
          </text:list>
        </text:list-item>
      </text:list>
      <text:list text:continue-numbering="true" text:style-name="L1">
        <text:list-item>
          <text:list>
            <text:list-item>
              <text:list>
                <text:list-item>
                  <text:list>
                    <text:list-item>
                      <text:p text:style-name="aeffed0"><text:span text:style-name="ac73e25">sd</text:span><text:span text:style-name="ad8b6f5">kfsöd</text:span></text:p>
                    </text:list-item>
                  </text:list>
                </text:list-item>
              </text:list>
            </text:list-item>
          </text:list>
        </text:list-item>
      </text:list>
      <text:list text:continue-numbering="true" text:style-name="L1">
        <text:list-item>
          <text:list>
            <text:list-item>
              <text:list>
                <text:list-item>
                  <text:list>
                    <text:list-item>
                      <text:list>
                        <text:list-item>
                          <text:p text:style-name="a6a4c1a"><text:span text:style-name="a18f176">sd</text:span><text:span text:style-name="a80ca6e">f</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d6dfc4"><text:span text:style-name="a34ce81">as</text:span><text:span text:style-name="ae3742a">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855eac"><text:span text:style-name="addf323">as</text:span><text:span text:style-name="abdbc6d">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f33d56"><text:span text:style-name="a7c8ab5">as</text:span><text:span text:style-name="a3a1af7">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4aa36b"><text:span text:style-name="a35d9c8">as</text:span><text:span text:style-name="aa48b5e">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a4d777"><text:span text:style-name="af00fb8">a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baed07"><text:span text:style-name="aa6c814">sa</text:span><text:span text:style-name="aec24d4">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8caf0c"><text:span text:style-name="a6865ca">sa</text:span><text:span text:style-name="a71460a">dd</text:span></text:p>
                        </text:list-item>
                      </text:list>
                    </text:list-item>
                  </text:list>
                </text:list-item>
              </text:list>
            </text:list-item>
          </text:list>
        </text:list-item>
      </text:list>
      <text:p text:style-name="acb008f"/>
      <text:p text:style-name="ae692f1"/>
      <text:p text:style-name="a362957"><text:span text:style-name="a57fab5">te</text:span><text:span text:style-name="a802dbf">xt</text:span></text:p>
      <table:table table:style-name="a2aff10">
        <table:table-column table:number-columns-repeated="2" table:style-name="a1069c5"/>
        <table:table-row>
          <table:table-cell>
            <text:list text:continue-numbering="true" text:style-name="L1">
              <text:list-item>
                <text:p text:style-name="a85e73e">sdgasjdajsdgajsdgjas</text:p>
              </text:list-item>
            </text:list>
            <text:list text:continue-numbering="true" text:style-name="L1">
              <text:list-item>
                <text:p text:style-name="ae4eeb6"><text:span text:style-name="ad5e1d0">as</text:span><text:span text:style-name="a98a0f7">dasdasgdjsad</text:span></text:p>
              </text:list-item>
            </text:list>
            <text:list text:continue-numbering="true" text:style-name="L1">
              <text:list-item>
                <text:p text:style-name="a120931"><text:span text:style-name="aa7544d">as</text:span><text:span text:style-name="adc2a70">dasgd</text:span></text:p>
              </text:list-item>
            </text:list>
            <text:list text:continue-numbering="true" text:style-name="L1">
              <text:list-item>
                <text:p text:style-name="a928f2e"><text:span text:style-name="a98cde7">xk</text:span><text:span text:style-name="ada696f">hvkx</text:span></text:p>
              </text:list-item>
            </text:list>
            <text:list text:continue-numbering="true" text:style-name="L1">
              <text:list-item>
                <text:list>
                  <text:list-item>
                    <text:p text:style-name="a40147a"><text:span text:style-name="adb1ec2">sy</text:span><text:span text:style-name="ad239cf">dkasdk</text:span></text:p>
                  </text:list-item>
                </text:list>
              </text:list-item>
            </text:list>
            <text:list text:continue-numbering="true" text:style-name="L1">
              <text:list-item>
                <text:list>
                  <text:list-item>
                    <text:list>
                      <text:list-item>
                        <text:p text:style-name="a39c256"><text:span text:style-name="a6f4cdc">as</text:span><text:span text:style-name="a22d7f2">fk</text:span></text:p>
                      </text:list-item>
                    </text:list>
                  </text:list-item>
                </text:list>
              </text:list-item>
            </text:list>
            <text:list text:continue-numbering="true" text:style-name="L1">
              <text:list-item>
                <text:list>
                  <text:list-item>
                    <text:list>
                      <text:list-item>
                        <text:list>
                          <text:list-item>
                            <text:p text:style-name="a4ecb04"><text:span text:style-name="a0ecf41">sd</text:span><text:span text:style-name="a8bf26d">kfsöd</text:span></text:p>
                          </text:list-item>
                        </text:list>
                      </text:list-item>
                    </text:list>
                  </text:list-item>
                </text:list>
              </text:list-item>
            </text:list>
            <text:list text:continue-numbering="true" text:style-name="L1">
              <text:list-item>
                <text:list>
                  <text:list-item>
                    <text:list>
                      <text:list-item>
                        <text:list>
                          <text:list-item>
                            <text:list>
                              <text:list-item>
                                <text:p text:style-name="afed427"><text:span text:style-name="a428990">sd</text:span><text:span text:style-name="aba4f90">f</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2a61e9"><text:span text:style-name="a8241d9">as</text:span><text:span text:style-name="a91b0b4">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048cf3"><text:span text:style-name="af38ab8">as</text:span><text:span text:style-name="a4fdd60">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f68d3a"><text:span text:style-name="a845bd8">as</text:span><text:span text:style-name="a780037">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ece39f"><text:span text:style-name="aaad2af">as</text:span><text:span text:style-name="a70bfc5">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f52c50"><text:span text:style-name="a08d59c">a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2ae40a"><text:span text:style-name="a8f9345">sa</text:span><text:span text:style-name="a3061ce">d</text:span></text:p>
                              </text:list-item>
                            </text:list>
                          </text:list-item>
                        </text:list>
                      </text:list-item>
                    </text:list>
                  </text:list-item>
                </text:list>
              </text:list-item>
            </text:list>
            <text:list text:continue-numbering="true" text:style-name="L1">
              <text:list-item>
                <text:list>
                  <text:list-item>
                    <text:list>
                      <text:list-item>
                        <text:list>
                          <text:list-item>
                            <text:list>
                              <text:list-item>
                                <text:p text:style-name="ab0aa1c"><text:span text:style-name="a841859">sa</text:span><text:span text:style-name="ad328f9">dd</text:span></text:p>
                              </text:list-item>
                            </text:list>
                          </text:list-item>
                        </text:list>
                      </text:list-item>
                    </text:list>
                  </text:list-item>
                </text:list>
              </text:list-item>
            </text:list>
          </table:table-cell>
          <table:table-cell>
            <text:list text:continue-numbering="true" text:style-name="L1">
              <text:list-item>
                <text:p text:style-name="adac94a"/>
              </text:list-item>
            </text:list>
          </table:table-cell>
        </table:table-row>
        <table:table-row>
          <table:table-cell>
            <text:list text:continue-numbering="true" text:style-name="L1">
              <text:list-item>
                <text:p text:style-name="a91c864"/>
              </text:list-item>
            </text:list>
          </table:table-cell>
          <table:table-cell>
            <text:list text:continue-numbering="true" text:style-name="L1">
              <text:list-item>
                <text:p text:style-name="a05ca76"/>
              </text:list-item>
            </text:list>
          </table:table-cell>
        </table:table-row>
        <table:table-row>
          <table:table-cell>
            <text:list text:continue-numbering="true" text:style-name="L1">
              <text:list-item>
                <text:p text:style-name="af3758d"/>
              </text:list-item>
            </text:list>
          </table:table-cell>
          <table:table-cell>
            <text:list text:continue-numbering="true" text:style-name="L1">
              <text:list-item>
                <text:p text:style-name="abf1173"/>
              </text:list-item>
            </text:list>
          </table:table-cell>
        </table:table-row>
        <table:table-row>
          <table:table-cell>
            <text:list text:continue-numbering="true" text:style-name="L1">
              <text:list-item>
                <text:p text:style-name="a10cc17"/>
              </text:list-item>
            </text:list>
          </table:table-cell>
          <table:table-cell>
            <text:list text:continue-numbering="true" text:style-name="L1">
              <text:list-item>
                <text:p text:style-name="ae5f508"/>
              </text:list-item>
            </text:list>
          </table:table-cell>
        </table:table-row>
        <table:table-row>
          <table:table-cell>
            <text:list text:continue-numbering="true" text:style-name="L1">
              <text:list-item>
                <text:p text:style-name="aba2ff7"/>
              </text:list-item>
            </text:list>
          </table:table-cell>
          <table:table-cell>
            <text:list text:continue-numbering="true" text:style-name="L1">
              <text:list-item>
                <text:p text:style-name="a154c0c"/>
              </text:list-item>
            </text:list>
          </table:table-cell>
        </table:table-row>
        <table:table-row>
          <table:table-cell>
            <text:list text:continue-numbering="true" text:style-name="L1">
              <text:list-item>
                <text:p text:style-name="ae81190"/>
              </text:list-item>
            </text:list>
          </table:table-cell>
          <table:table-cell>
            <text:list text:continue-numbering="true" text:style-name="L1">
              <text:list-item>
                <text:p text:style-name="a237ffe"/>
              </text:list-item>
            </text:list>
          </table:table-cell>
        </table:table-row>
        <table:table-row>
          <table:table-cell>
            <text:list text:continue-numbering="true" text:style-name="L1">
              <text:list-item>
                <text:p text:style-name="a3ff5b3"/>
              </text:list-item>
            </text:list>
          </table:table-cell>
          <table:table-cell>
            <text:list text:continue-numbering="true" text:style-name="L1">
              <text:list-item>
                <text:p text:style-name="ab2d566"/>
              </text:list-item>
            </text:list>
          </table:table-cell>
        </table:table-row>
        <table:table-row>
          <table:table-cell>
            <text:list text:continue-numbering="true" text:style-name="L1">
              <text:list-item>
                <text:p text:style-name="a1101a4"/>
              </text:list-item>
            </text:list>
          </table:table-cell>
          <table:table-cell>
            <text:list text:continue-numbering="true" text:style-name="L1">
              <text:list-item>
                <text:p text:style-name="a663e93"/>
              </text:list-item>
            </text:list>
          </table:table-cell>
        </table:table-row>
      </table:table>
      <text:p text:style-name="Standard"><text:span text:style-name="a6dd0d9">text</text:span></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style:style style:display-name="List Paragraph" style:family="paragraph" style:name="ListParagraph" style:next-style-name="ListParagraph" style:parent-style-name="Normal">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147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0</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